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32.09pt"/>
    </style:style>
    <style:style style:name="co3" style:family="table-column">
      <style:table-column-properties fo:break-before="auto" style:column-width="62.19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13583x5417" table:style-name="ta1">
        <table:shapes>
          <draw:frame draw:z-index="0" draw:style-name="gr1" draw:text-style-name="P1" svg:width="453.63pt" svg:height="254.75pt" svg:x="475.97pt" svg:y="4.28pt">
            <draw:object draw:notify-on-update-of-ranges="out_13583x5417.A1:out_13583x5417.A12 out_13583x5417.D1:out_13583x5417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4.75pt" svg:x="477.78pt" svg:y="271.25pt">
            <draw:object draw:notify-on-update-of-ranges="out_13583x5417.A13:out_13583x5417.A24 out_13583x5417.D13:out_13583x5417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63pt" svg:height="254.78pt" svg:x="474.77pt" svg:y="532.71pt">
            <draw:object draw:notify-on-update-of-ranges="out_13583x5417.A25:out_13583x5417.A36 out_13583x5417.D25:out_13583x5417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37.82219" calcext:value-type="float">
            <text:p>37.822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37.38912" calcext:value-type="float">
            <text:p>37.389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37.55571" calcext:value-type="float">
            <text:p>37.55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19.29086" calcext:value-type="float">
            <text:p>19.290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19.46529" calcext:value-type="float">
            <text:p>19.465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18.96016" calcext:value-type="float">
            <text:p>18.960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12.57156" calcext:value-type="float">
            <text:p>12.571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12.7468" calcext:value-type="float">
            <text:p>12.74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13.15871" calcext:value-type="float">
            <text:p>13.1587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11.66992" calcext:value-type="float">
            <text:p>11.669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11.77615" calcext:value-type="float">
            <text:p>11.776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11.71349" calcext:value-type="float">
            <text:p>11.713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51129" calcext:value-type="float">
            <text:p>0.511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52982" calcext:value-type="float">
            <text:p>0.529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5041" calcext:value-type="float">
            <text:p>0.50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29293" calcext:value-type="float">
            <text:p>0.292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27278" calcext:value-type="float">
            <text:p>0.272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28007" calcext:value-type="float">
            <text:p>0.280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16793" calcext:value-type="float">
            <text:p>0.167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18042" calcext:value-type="float">
            <text:p>0.1804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19033" calcext:value-type="float">
            <text:p>0.190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17014" calcext:value-type="float">
            <text:p>0.1701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19386" calcext:value-type="float">
            <text:p>0.193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18301" calcext:value-type="float">
            <text:p>0.183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4.58265" calcext:value-type="float">
            <text:p>4.582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4.51931" calcext:value-type="float">
            <text:p>4.519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4.63496" calcext:value-type="float">
            <text:p>4.634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2.37196" calcext:value-type="float">
            <text:p>2.371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2.39804" calcext:value-type="float">
            <text:p>2.398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2.38292" calcext:value-type="float">
            <text:p>2.3829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1.55302" calcext:value-type="float">
            <text:p>1.553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1.51651" calcext:value-type="float">
            <text:p>1.516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1.61817" calcext:value-type="float">
            <text:p>1.618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1.23686" calcext:value-type="float">
            <text:p>1.236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1.28152" calcext:value-type="float">
            <text:p>1.2815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1.23495" calcext:value-type="float">
            <text:p>1.2349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out_13583x5417.A1:out_13583x5417.D3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8:57:42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25T19:07:15.040000000</dc:date>
    <meta:editing-duration>PT16M49S</meta:editing-duration>
    <meta:editing-cycles>2</meta:editing-cycles>
    <meta:generator>LibreOffice/6.3.3.2$Windows_X86_64 LibreOffice_project/a64200df03143b798afd1ec74a12ab50359878ed</meta:generator>
    <meta:document-statistic meta:table-count="1" meta:cell-count="144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88cm" xlink:href=".." xlink:type="simple" chart:class="chart:bar" chart:style-name="ch1">
        <chart:legend chart:legend-position="end" svg:x="14.656cm" svg:y="4.192cm" style:legend-expansion="high" chart:style-name="ch2"/>
        <chart:plot-area chart:style-name="ch3" table:cell-range-address="out_13583x5417.A1:out_13583x5417.A12 out_13583x5417.D1:out_13583x5417.D12" chart:data-source-has-labels="both" svg:x="0.32cm" svg:y="0.179cm" svg:width="14.016cm" svg:height="8.63cm">
          <chartooo:coordinate-region svg:x="0.952cm" svg:y="0.381cm" svg:width="13.384cm" svg:height="7.775cm"/>
          <chart:axis chart:dimension="x" chart:name="primary-x" chart:style-name="ch4" chartooo:axis-type="auto">
            <chartooo:date-scale/>
            <chart:categories table:cell-range-address="out_13583x5417.A1:out_13583x5417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3583x5417.D1:out_13583x5417.D12" loext:label-string="blur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3583x5417.A1:out_13583x5417.A12</svg:desc>
                </draw:g>
              </table:table-cell>
              <table:table-cell office:value-type="float" office:value="37.82219">
                <text:p>37.82219</text:p>
                <draw:g>
                  <svg:desc>out_13583x5417.D1:out_13583x5417.D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.38912">
                <text:p>37.389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.55571">
                <text:p>37.555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29086">
                <text:p>19.290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46529">
                <text:p>19.465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.96016">
                <text:p>18.960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56">
                <text:p>12.571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7468">
                <text:p>12.74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15871">
                <text:p>13.158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66992">
                <text:p>11.669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77615">
                <text:p>11.776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71349">
                <text:p>11.71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88cm" xlink:href=".." xlink:type="simple" chart:class="chart:bar" chart:style-name="ch1">
        <chart:legend chart:legend-position="end" svg:x="14.402cm" svg:y="4.192cm" style:legend-expansion="high" chart:style-name="ch2"/>
        <chart:plot-area chart:style-name="ch3" table:cell-range-address="out_13583x5417.A13:out_13583x5417.A24 out_13583x5417.D13:out_13583x5417.D24" chart:data-source-has-labels="both" svg:x="0.32cm" svg:y="0.179cm" svg:width="13.762cm" svg:height="8.63cm">
          <chartooo:coordinate-region svg:x="1.058cm" svg:y="0.382cm" svg:width="13.024cm" svg:height="7.774cm"/>
          <chart:axis chart:dimension="x" chart:name="primary-x" chart:style-name="ch4" chartooo:axis-type="auto">
            <chartooo:date-scale/>
            <chart:categories table:cell-range-address="out_13583x5417.A13:out_13583x5417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3583x5417.D13:out_13583x5417.D24" loext:label-string="sepia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pi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3583x5417.A13:out_13583x5417.A24</svg:desc>
                </draw:g>
              </table:table-cell>
              <table:table-cell office:value-type="float" office:value="0.51129">
                <text:p>0.51129</text:p>
                <draw:g>
                  <svg:desc>out_13583x5417.D13:out_13583x5417.D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2982">
                <text:p>0.529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041">
                <text:p>0.504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293">
                <text:p>0.2929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7278">
                <text:p>0.2727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007">
                <text:p>0.280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793">
                <text:p>0.167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8042">
                <text:p>0.18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033">
                <text:p>0.190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014">
                <text:p>0.170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386">
                <text:p>0.193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301">
                <text:p>0.18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89cm" xlink:href=".." xlink:type="simple" chart:class="chart:bar" chart:style-name="ch1">
        <chart:legend chart:legend-position="end" svg:x="14.508cm" svg:y="4.192cm" style:legend-expansion="high" chart:style-name="ch2"/>
        <chart:plot-area chart:style-name="ch3" table:cell-range-address="out_13583x5417.A25:out_13583x5417.A36 out_13583x5417.D25:out_13583x5417.D36" chart:data-source-has-labels="both" svg:x="0.383cm" svg:y="0.2cm" svg:width="13.867cm" svg:height="8.63cm">
          <chartooo:coordinate-region svg:x="1.121cm" svg:y="0.402cm" svg:width="13.129cm" svg:height="7.775cm"/>
          <chart:axis chart:dimension="x" chart:name="primary-x" chart:style-name="ch4" chartooo:axis-type="auto">
            <chartooo:date-scale/>
            <chart:categories table:cell-range-address="out_13583x5417.A25:out_13583x5417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3583x5417.D25:out_13583x5417.D36" loext:label-string="swirl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r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3583x5417.A25:out_13583x5417.A36</svg:desc>
                </draw:g>
              </table:table-cell>
              <table:table-cell office:value-type="float" office:value="4.58265">
                <text:p>4.58265</text:p>
                <draw:g>
                  <svg:desc>out_13583x5417.D25:out_13583x5417.D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51931">
                <text:p>4.519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63496">
                <text:p>4.634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7196">
                <text:p>2.371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9804">
                <text:p>2.398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8292">
                <text:p>2.382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5302">
                <text:p>1.553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1651">
                <text:p>1.516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1817">
                <text:p>1.618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3686">
                <text:p>1.236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8152">
                <text:p>1.281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3495">
                <text:p>1.23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